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officeooo:paragraph-rsid="0007ac43"/>
    </style:style>
    <style:style style:name="T1" style:family="text">
      <style:text-properties fo:language="en" fo:country="US"/>
    </style:style>
    <style:style style:name="T2" style:family="text">
      <style:text-properties fo:language="el" fo:country="GR"/>
    </style:style>
    <style:style style:name="T3" style:family="text">
      <style:text-properties officeooo:rsid="0006d9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SERVLETS</text:p>
      <text:p text:style-name="Standard"/>
      <text:p text:style-name="P1">Χρησιμο<text:span text:style-name="T3">ποίησα</text:span> συνολικά 25 <text:span text:style-name="T1">servlets</text:span></text:p>
      <text:p text:style-name="P2"/>
      <text:p text:style-name="P2">AddExams</text:p>
      <text:p text:style-name="P2"><text:tab/><text:span text:style-name="T2">προσθετει εξετασεις αιματος ενος χρηστη μεσω μιας φορμας</text:span></text:p>
      <text:p text:style-name="P1"/>
      <text:p text:style-name="P2">AddRandevouz</text:p>
      <text:p text:style-name="P2"><text:tab/><text:span text:style-name="T2">προσθετει ενα νεο ραντεβου κατοπιν πρωτοβουλιας γιατρου μεσω φορμας</text:span></text:p>
      <text:p text:style-name="P1"/>
      <text:p text:style-name="P2">AddTreatment</text:p>
      <text:p text:style-name="P2"><text:tab/><text:span text:style-name="T2">προσθετει θεραπεια απο γιατρο στην βαση η οποια απευθυνεται σε συγκεκριμενο ασθενη</text:span></text:p>
      <text:p text:style-name="P1"/>
      <text:p text:style-name="P2">BookRandevou</text:p>
      <text:p text:style-name="P2"><text:tab/></text:p>
      <text:p text:style-name="P2">CancelRandevouz</text:p>
      <text:p text:style-name="P2"><text:tab/><text:span text:style-name="T2">ακυρωνει ενα ραντεβου αλλαζοντας το πεδιο </text:span>status <text:span text:style-name="T2">σε </text:span>cancel</text:p>
      <text:p text:style-name="P2"/>
      <text:p text:style-name="P2">CanSendMessage</text:p>
      <text:p text:style-name="P2"><text:tab/><text:span text:style-name="T2">ελεγχει κατα ποσο μπορει ενας χρηστης να στειλει μηνυμα στον γιατρο, δηλαδη</text:span></text:p>
      <text:p text:style-name="P1"><text:tab/>κατα ποσο εχει επιτυχημενο ραντεβου με τον γιατρο αυτο</text:p>
      <text:p text:style-name="P1"/>
      <text:p text:style-name="P2">CertifyDoc</text:p>
      <text:p text:style-name="P2"><text:tab/><text:span text:style-name="T2">πιστωποιει τον γιατρο. Θετει το πεδιο </text:span>certify = 1</text:p>
      <text:p text:style-name="P2"/>
      <text:p text:style-name="P2">DeleteDoc</text:p>
      <text:p text:style-name="P2"><text:tab/><text:span text:style-name="T2">διαγραφει εναν γιατρο απο την βαση</text:span></text:p>
      <text:p text:style-name="P1"/>
      <text:p text:style-name="P2">DeleteUser</text:p>
      <text:p text:style-name="P2"><text:tab/><text:span text:style-name="T2">διαγραφει εναν χρηστη απο την βαση</text:span></text:p>
      <text:p text:style-name="P1"/>
      <text:p text:style-name="P2">DoneRandevouz</text:p>
      <text:p text:style-name="P2"><text:tab/><text:span text:style-name="T2">θετει το </text:span>status <text:span text:style-name="T2">του ραντεβου </text:span>done</text:p>
      <text:p text:style-name="P2"/>
      <text:p text:style-name="P2">GetBloodtests</text:p>
      <text:p text:style-name="P2"><text:tab/><text:span text:style-name="T2">επιστρεφει </text:span>JSON <text:span text:style-name="T2">που περιεχει τις εξετασεις αιματος του συνδεδεμενου χρηστη. Καλειται <text:tab/>απο την σελιδα του εκαστοτε χρηστη</text:span></text:p>
      <text:p text:style-name="P1"/>
      <text:p text:style-name="P2">GetClientsBloodtests</text:p>
      <text:p text:style-name="P2"><text:tab/><text:span text:style-name="T2">επιστρεφει </text:span>JSON <text:span text:style-name="T2">που περιεχει τις εξετασεις αιματος ενος πελατη του συνδεδεμενου ιατρου. <text:tab/>Καλειται απο την σελιδα του εκαστοτειατρου επιλεγοντας τον πελατη του οποιου θελει να <text:tab/>δει τις εξετασεις</text:span></text:p>
      <text:p text:style-name="P2"><text:tab/></text:p>
      <text:p text:style-name="P2">GetCurrentUser</text:p>
      <text:p text:style-name="P2"><text:tab/><text:span text:style-name="T2">επιστρεφει ενα </text:span>JSON <text:span text:style-name="T2">με τα στοιχεια του συνδεδεμενου χρηστη</text:span></text:p>
      <text:p text:style-name="P1"/>
      <text:p text:style-name="P2">GetDoctorClients</text:p>
      <text:p text:style-name="P2"><text:tab/><text:span text:style-name="T2">επιστρεφει εναν πινακα με τα </text:span>usernames <text:span text:style-name="T2">των πελατων του γιατρου</text:span></text:p>
      <text:p text:style-name="P1"/>
      <text:p text:style-name="P2">GetDoctorRandevouz</text:p>
      <text:p text:style-name="P2"><text:tab/><text:span text:style-name="T2">Επιστρεφει τα ραντεβου του γιατρου. Πετυχημενα, Επιλεγμενα και ελευθερα</text:span></text:p>
      <text:p text:style-name="P1"><text:soft-page-break/></text:p>
      <text:p text:style-name="P2">GetDoctors</text:p>
      <text:p text:style-name="P2"><text:tab/><text:span text:style-name="T2">Επιστρεφει ενα </text:span>JSON, <text:span text:style-name="T2">εναν πινακα που περιεχει ως αντικειμενα ολους τους ιατρους</text:span></text:p>
      <text:p text:style-name="P1"/>
      <text:p text:style-name="P2">GetfreeRandevouz</text:p>
      <text:p text:style-name="P2"><text:tab/><text:span text:style-name="T2">Επιστρεφει τα ελευθερα ραντεβου ενος ιατρου</text:span></text:p>
      <text:p text:style-name="P1"/>
      <text:p text:style-name="P2">GetMessages</text:p>
      <text:p text:style-name="P2"><text:tab/><text:span text:style-name="T2">Επιστρεφει στον γιατρο τα μηνυματα που του εστειλε ενας χρηστης</text:span></text:p>
      <text:p text:style-name="P1"/>
      <text:p text:style-name="P2">GetTreatment</text:p>
      <text:p text:style-name="P2"><text:tab/><text:span text:style-name="T2">Επιστρεφει θεραπεια για συγκεκριμενη εξεταση</text:span></text:p>
      <text:p text:style-name="P1"/>
      <text:p text:style-name="P2">GetUsers</text:p>
      <text:p text:style-name="P2"><text:span text:style-name="T2"><text:tab/>Επιστρεφει ενα </text:span>JSON, <text:span text:style-name="T2">εναν πινακα που περιεχει ως αντικειμενα ολους τους χρηστες</text:span></text:p>
      <text:p text:style-name="P1"/>
      <text:p text:style-name="P2">GetUserRandevouz</text:p>
      <text:p text:style-name="P2"><text:tab/><text:span text:style-name="T2">Επιστρεφει τα ραντεβου ενος χρηστη</text:span></text:p>
      <text:p text:style-name="P1"/>
      <text:p text:style-name="P2">GetUserTreatment</text:p>
      <text:p text:style-name="P2"><text:tab/><text:span text:style-name="T2">Επιστρεφει ολες τις θεραπειες ενος χρηστη</text:span></text:p>
      <text:p text:style-name="P1"/>
      <text:p text:style-name="P2">LogIn</text:p>
      <text:p text:style-name="P2"><text:tab/><text:span text:style-name="T2">δεχεται ονομα και κωδικο και συνδεει τον χρηστη</text:span></text:p>
      <text:p text:style-name="P1"/>
      <text:p text:style-name="P2">UpdateData</text:p>
      <text:p text:style-name="P2"><text:tab/><text:span text:style-name="T2">ανανεωνει τα δεδομενα ενος χρηστη η γιατρου στην βαση</text:span></text:p>
      <text:p text:style-name="P1"/>
      <text:p text:style-name="P1"/>
      <text:p text:style-name="P1"/>
      <text:p text:style-name="P2">T<text:span text:style-name="T2">α </text:span>response status <text:span text:style-name="T2">που χρησιμοποιηθηκαν:</text:span></text:p>
      <text:p text:style-name="P1"/>
      <text:p text:style-name="P2">success: 200</text:p>
      <text:p text:style-name="P2">its a simple user: 201</text:p>
      <text:p text:style-name="P2">its a doctor: 202</text:p>
      <text:p text:style-name="P2">its admin: 203</text:p>
      <text:p text:style-name="P2"/>
      <text:p text:style-name="P2">exception: 500</text:p>
      <text:p text:style-name="P2"/>
      <text:p text:style-name="P2">email exists error: 401</text:p>
      <text:p text:style-name="P2">username exists error: 402</text:p>
      <text:p text:style-name="P2">amka exists error: 403</text:p>
      <text:p text:style-name="P2">invalid username: 405</text:p>
      <text:p text:style-name="P2">wrong password: 406</text:p>
      <text:p text:style-name="P2">doc is not certified: 409</text:p>
      <text:p text:style-name="P2">no randevouz: 411</text:p>
      <text:p text:style-name="P2">no treatments for the user: 412</text:p>
      <text:p text:style-name="P2">can not send to this doctor: 413</text:p>
      <text:p text:style-name="P2">doc has no clients: 414</text:p>
      <text:p text:style-name="P1">no messages: 415</text:p>
      <text:p text:style-name="P1"/>
      <text:p text:style-name="P1"/>
      <text:p text:style-name="P1"><text:soft-page-break/></text:p>
      <text:p text:style-name="P1"/>
      <text:p text:style-name="P2">JAVA SCRIPTS</text:p>
      <text:p text:style-name="P2">app.js</text:p>
      <text:p text:style-name="P2"><text:tab/><text:span text:style-name="T2">ενα γενικο </text:span>js <text:span text:style-name="T2">αρχειο το οποιο ειναι υπευθυνο για βασικες λειτουργιες, οπως για παραδειγμα <text:tab/>το </text:span>settings <text:span text:style-name="T2">το οποιο ειναι κοινο σε ολους τους χρηστες, και περιεχει </text:span>global <text:span text:style-name="T2">κοινοχρηστες</text:span> <text:tab/><text:span text:style-name="T2">μεταβλητες</text:span></text:p>
      <text:p text:style-name="P1"/>
      <text:p text:style-name="P2">guest.js</text:p>
      <text:p text:style-name="P2"><text:tab/><text:span text:style-name="T2">περιεχει τις λειτουργιες του επισκεπτη. Ενα κουμπι που δειχνει τους γιατρους και ενα ουμπι <text:tab/></text:span>register (<text:span text:style-name="T2">το τελευταιο ειναι απλα εικονικο αλλα θα μπορουσε να ανοιγει την σελιδα της <text:tab/>ασκησης 3)</text:span></text:p>
      <text:p text:style-name="P1"/>
      <text:p text:style-name="P2">admin.js</text:p>
      <text:p text:style-name="P2"><text:tab/><text:span text:style-name="T2">περιεχειτ ις λειτουργιες του </text:span>admin. <text:span text:style-name="T2">Δηλαδη δυνατοτητα διαχειρησης χρηστων και γιατρων</text:span></text:p>
      <text:p text:style-name="P1"/>
      <text:p text:style-name="P2">doctor.js</text:p>
      <text:p text:style-name="P2"><text:tab/> <text:span text:style-name="T2">περιεχειτ τις λειτουργιες ενος γιατρου. Εμφανιση πελατων, δημιουργια και διαχειριση <text:tab/>ραντεβου</text:span></text:p>
      <text:p text:style-name="P1"/>
      <text:p text:style-name="P2">user.js</text:p>
      <text:p text:style-name="P2"><text:tab/><text:span text:style-name="T2">περιεχειτ τις λειτουργιες ενος χρηστη. Ευρεση γιατρων απο οπου κλεινονται ραντεβου και <text:tab/>στελνονται μηνυματα, εμφανιση θεραπειων, εμφανιση αποθηκευμενων εξετασεων, <text:tab/>προσθηκω εξετασης κλπ.</text:span></text:p>
      <text:p text:style-name="P1"/>
      <text:p text:style-name="P2">Servlets.js</text:p>
      <text:p text:style-name="P2"><text:tab/><text:span text:style-name="T2">περιεχει ολες τις συναρτησεις οι οποιες καλουνται απο καποιο αλλ </text:span>js (user, doctor etc) <text:span text:style-name="T2">και <text:tab/>οι οποιες καλουνε καποιον </text:span>java servlet.</text:p>
      <text:p text:style-name="P2"/>
      <text:p text:style-name="P1"/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text:tab/></text:p>
      <text:p text:style-name="P1">ΗΤΜ<text:span text:style-name="T1">L</text:span></text:p>
      <text:p text:style-name="P2"/>
      <text:p text:style-name="P1">χρησιμοποιειται μονο ενα <text:span text:style-name="T1">html </text:span>αρχειο (<text:span text:style-name="T1">index.html) </text:span>το αρχειο αυτο περιεχει ενα <text:span text:style-name="T1">main tag </text:span>το οποιο ανανεωνεται σε καθε αλλαγη. Το <text:span text:style-name="T1">footer </text:span>και το<text:span text:style-name="T1"> nav </text:span>παραμενουν παντοτε σταθερα.</text:p>
      <text:p text:style-name="P1"/>
      <text:p text:style-name="P1"/>
      <text:p text:style-name="P1"/>
      <text:p text:style-name="P2">CSS</text:p>
      <text:p text:style-name="P2">styles.css</text:p>
      <text:p text:style-name="P2"><text:tab/><text:span text:style-name="T2">περιεχει το </text:span>css <text:span text:style-name="T2">για κοινοχρηστα </text:span>elements<text:span text:style-name="T2"> οπως για παραδειγμα </text:span>scroll-container</text:p>
      <text:p text:style-name="P2"><text:tab/><text:span text:style-name="T2">με τον οποιο δημιουργουνται πινακες με </text:span>Scroll bar</text:p>
      <text:p text:style-name="P2"/>
      <text:p text:style-name="P2"/>
      <text:p text:style-name="P2">admin.css</text:p>
      <text:p text:style-name="P2"><text:tab/><text:span text:style-name="T2">περιεχει τα </text:span>css <text:span text:style-name="T2">που χρησιμοποιουνται στα στοιχεια στο </text:span>admin page<text:tab/></text:p>
      <text:p text:style-name="P2"><text:soft-page-break/></text:p>
      <text:p text:style-name="P4"><text:tab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T1H31M16S</meta:editing-duration>
    <meta:editing-cycles>12</meta:editing-cycles>
    <meta:generator>LibreOffice/6.4.7.2$Linux_X86_64 LibreOffice_project/40$Build-2</meta:generator>
    <dc:date>2022-05-07T17:45:50.526676365</dc:date>
    <meta:document-statistic meta:table-count="0" meta:image-count="0" meta:object-count="0" meta:page-count="4" meta:paragraph-count="98" meta:word-count="520" meta:character-count="3615" meta:non-whitespace-character-count="3126"/>
    <meta:user-defined meta:name="Info 1"/>
    <meta:user-defined meta:name="Info 2"/>
    <meta:user-defined meta:name="Info 3"/>
    <meta:user-defined meta:name="Info 4"/>
  </office:meta>
</office:document-meta>
</file>